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cbefa" officeooo:paragraph-rsid="000cbefa" style:font-size-asian="15.75pt" style:font-size-complex="18pt"/>
    </style:style>
    <style:style style:name="P2" style:family="paragraph" style:parent-style-name="Standard">
      <style:text-properties fo:font-size="18pt" officeooo:rsid="000d4ae9" officeooo:paragraph-rsid="000d4ae9" style:font-size-asian="15.75pt" style:font-size-complex="18pt"/>
    </style:style>
    <style:style style:name="P3" style:family="paragraph" style:parent-style-name="Standard">
      <style:text-properties fo:font-size="18pt" officeooo:rsid="000e5a76" officeooo:paragraph-rsid="000e5a76" style:font-size-asian="15.75pt" style:font-size-complex="18pt"/>
    </style:style>
    <style:style style:name="P4" style:family="paragraph" style:parent-style-name="Standard">
      <style:text-properties fo:font-size="18pt" fo:font-weight="bold" officeooo:rsid="000cbefa" officeooo:paragraph-rsid="000cbefa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officeooo:rsid="000cbefa" officeooo:paragraph-rsid="000cbefa" style:font-size-asian="18pt" style:font-size-complex="18pt"/>
    </style:style>
    <style:style style:name="P6" style:family="paragraph" style:parent-style-name="Standard">
      <style:text-properties fo:font-size="18pt" officeooo:rsid="000f2424" officeooo:paragraph-rsid="000f2424" style:font-size-asian="18pt" style:font-size-complex="18pt"/>
    </style:style>
    <style:style style:name="P7" style:family="paragraph" style:parent-style-name="Standard">
      <style:text-properties officeooo:paragraph-rsid="000cbefa"/>
    </style:style>
    <style:style style:name="P8" style:family="paragraph" style:parent-style-name="Standard">
      <style:text-properties officeooo:paragraph-rsid="000f2424"/>
    </style:style>
    <style:style style:name="P9" style:family="paragraph" style:parent-style-name="Standard">
      <style:text-properties fo:font-size="18pt" officeooo:rsid="000eef82" officeooo:paragraph-rsid="000eef82" style:font-size-asian="18pt" style:font-size-complex="18pt"/>
    </style:style>
    <style:style style:name="P10" style:family="paragraph" style:parent-style-name="Standard">
      <style:text-properties fo:font-size="18pt" officeooo:rsid="000f1f34" officeooo:paragraph-rsid="000f1f34" style:font-size-asian="18pt" style:font-size-complex="18pt"/>
    </style:style>
    <style:style style:name="P11" style:family="paragraph" style:parent-style-name="Standard">
      <style:text-properties fo:font-size="18pt" officeooo:rsid="000d4ae9" officeooo:paragraph-rsid="000d4ae9" style:font-size-asian="15.75pt" style:font-size-complex="18pt"/>
    </style:style>
    <style:style style:name="P12" style:family="paragraph" style:parent-style-name="Standard">
      <style:text-properties fo:font-size="18pt" officeooo:rsid="000f4ac1" officeooo:paragraph-rsid="000f4ac1" style:font-size-asian="15.75pt" style:font-size-complex="18pt"/>
    </style:style>
    <style:style style:name="T1" style:family="text">
      <style:text-properties fo:font-size="18pt" officeooo:rsid="000cbefa" style:font-size-asian="15.75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cbefa" style:font-size-asian="18pt" style:font-size-complex="18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ra intall aplikasi berbasis Web di Linux :</text:p>
      <text:p text:style-name="P1"/>
      <text:p text:style-name="P1">A. Apabila <text:span text:style-name="T4">LAMP</text:span> (Linux Apache MySQl PHP) belum terinsal, lakukan langkah instalasi sbb :</text:p>
      <text:p text:style-name="P1">Sebelumnya sebaiknya Linux diupdate dulu : # apt-get update</text:p>
      <text:p text:style-name="P1"/>
      <text:p text:style-name="P1">1. Install Apache :</text:p>
      <text:p text:style-name="P7"><text:span text:style-name="T1"><text:tab/># </text:span><text:span text:style-name="T2">apt-get install apache2 apache2-utils</text:span></text:p>
      <text:p text:style-name="P1"/>
      <text:p text:style-name="P1">2.Install PHP :</text:p>
      <text:p text:style-name="P7"><text:span text:style-name="T1"><text:tab/># apt-get install php5</text:span><text:span text:style-name="T3"> </text:span><text:span text:style-name="T2">php5-mysql php-pear php5-gd php5-mcrypt php5-curl</text:span></text:p>
      <text:p text:style-name="P7"/>
      <text:p text:style-name="P9"># cd /var/www/html</text:p>
      <text:p text:style-name="P9">nano info.php</text:p>
      <text:p text:style-name="P9">&lt;?php</text:p>
      <text:p text:style-name="P9">phpinfo();</text:p>
      <text:p text:style-name="P9">?&gt;</text:p>
      <text:p text:style-name="P10">Kemudian buka URL http://localhost/info.php</text:p>
      <text:p text:style-name="P7"/>
      <text:p text:style-name="P5">3. Install DataBase :</text:p>
      <text:p text:style-name="P8"><text:span text:style-name="T3"><text:tab/># apt-get install mysql-server-5.5 </text:span><text:span text:style-name="T2">libapache2-mod-auth-mysql php5-mysql</text:span></text:p>
      <text:p text:style-name="P5"/>
      <text:p text:style-name="P6"># mysql_secure_installation</text:p>
      <text:p text:style-name="P6"/>
      <text:p text:style-name="P5">4. Install PHPMyadmin :</text:p>
      <text:p text:style-name="P5"><text:tab/># apt-get install phpmyadmin</text:p>
      <text:p text:style-name="P1"><text:s/></text:p>
      <text:p text:style-name="P1"/>
      <text:p text:style-name="P1">B.<text:span text:style-name="T4"> Langkah instalasi aplikasi berbasis web di Linux :</text:span></text:p>
      <text:p text:style-name="P1"/>
      <text:p text:style-name="P2">1. Aktifkan modul yang diperlukan :</text:p>
      <text:p text:style-name="P2"><text:s text:c="4"/>misal : modul rewrite (untuk menjalankan .htaccess)</text:p>
      <text:p text:style-name="P2"><text:tab/># a2enmod rewrite</text:p>
      <text:p text:style-name="P2"><text:soft-page-break/></text:p>
      <text:p text:style-name="P2">2. Install PHP extention / paket lain yg diperlukan</text:p>
      <text:p text:style-name="P2"><text:s text:c="4"/>misal : php-json</text:p>
      <text:p text:style-name="P2"><text:tab/># apt-get install php-json</text:p>
      <text:p text:style-name="P2"/>
      <text:p text:style-name="P2">3. Kopi dan ekstrak file CMS/Aplikasi ke dalam direktori server : /var/www/html</text:p>
      <text:p text:style-name="P2">perintahnya : cp[spasi][letak direktori sumber/namafile][spasi][letak direktori tujuan]</text:p>
      <text:p text:style-name="P2"><text:s/>misal : kita mengkopi file yang terletak di folder Document untuk dikopi ke direktori server</text:p>
      <text:p text:style-name="P2"><text:tab/># cp /home/blc/Document/[namafile] /var/www/html</text:p>
      <text:p text:style-name="P12">Mengkopi lewat ssh : </text:p>
      <text:p text:style-name="P12"># scp [nama_file] root@[IP_tujuan]:/var/www/</text:p>
      <text:p text:style-name="P12">Contoh : </text:p>
      <text:p text:style-name="P12">Document#scp slims7-cendana-stable-update2.tar.gz root@192.168.121.2:var/www/</text:p>
      <text:p text:style-name="P3">Cara ekstrak : zip</text:p>
      <text:p text:style-name="P3"><text:tab/># unzip [namafile].zip</text:p>
      <text:p text:style-name="P3">untuk : tar.gz</text:p>
      <text:p text:style-name="P3"><text:tab/># tar xvfz [namafile].tar.gz</text:p>
      <text:p text:style-name="P3"/>
      <text:p text:style-name="P3">4. Berikan hak akses sebagai root untuk menjalankan aplikasi PHP.</text:p>
      <text:p text:style-name="P3"><text:tab/># chown -R www-data:www-data /var/www/html/[namadirektoriaplikasi]</text:p>
      <text:p text:style-name="P3"/>
      <text:p text:style-name="P3">5. Buat database melalui phpmyadmin, import database apabila diperluk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C KLATEN</meta:initial-creator>
    <meta:creation-date>2015-01-23T16:06:58.756949354</meta:creation-date>
    <dc:date>2015-06-22T09:19:33.336250504</dc:date>
    <dc:creator>BLC KLATEN</dc:creator>
    <meta:editing-duration>PT34M38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2" meta:paragraph-count="41" meta:word-count="214" meta:character-count="1608" meta:non-whitespace-character-count="1412"/>
  </office:meta>
</office:document-meta>
</file>